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1D8555439B2E4EC6D8E.png" manifest:media-type="image/png"/>
  <manifest:file-entry manifest:full-path="Pictures/10000001000002F80000023183B2E5451D322882.png" manifest:media-type="image/png"/>
  <manifest:file-entry manifest:full-path="Pictures/100000010000031E00000137CBD0A260931643DB.png" manifest:media-type="image/png"/>
  <manifest:file-entry manifest:full-path="Pictures/10000001000002D2000001B67A742A64FC787C0D.png" manifest:media-type="image/png"/>
  <manifest:file-entry manifest:full-path="Pictures/10000001000003060000013D57AA5F540AEAA8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155cm" svg:y="-1.984cm" svg:width="17cm" svg:height="9.894cm" draw:z-index="0"><draw:image xlink:href="Pictures/100000010000032B000001D8555439B2E4EC6D8E.png" xlink:type="simple" xlink:show="embed" xlink:actuate="onLoad" draw:mime-type="image/png"/></draw:frame><draw:frame draw:style-name="fr1" draw:name="Изображение2" text:anchor-type="char" svg:x="0cm" svg:y="7.908cm" svg:width="17cm" svg:height="6.623cm" draw:z-index="1"><draw:image xlink:href="Pictures/100000010000031E00000137CBD0A260931643DB.png" xlink:type="simple" xlink:show="embed" xlink:actuate="onLoad" draw:mime-type="image/png"/></draw:frame><text:s/></text:p>
      <text:p text:style-name="Standard"/>
      <text:p text:style-name="Standard"/>
      <text:p text:style-name="P1"><draw:frame draw:style-name="fr1" draw:name="Изображение3" text:anchor-type="char" svg:x="0.132cm" svg:y="-1.852cm" svg:width="17cm" svg:height="6.962cm" draw:z-index="2"><draw:image xlink:href="Pictures/10000001000003060000013D57AA5F540AEAA86B.png" xlink:type="simple" xlink:show="embed" xlink:actuate="onLoad" draw:mime-type="image/png"/></draw:frame><draw:frame draw:style-name="fr1" draw:name="Изображение4" text:anchor-type="char" svg:x="-0.198cm" svg:y="5.315cm" svg:width="17cm" svg:height="12.547cm" draw:z-index="3"><draw:image xlink:href="Pictures/10000001000002F80000023183B2E5451D322882.png" xlink:type="simple" xlink:show="embed" xlink:actuate="onLoad" draw:mime-type="image/png"/></draw:frame><draw:frame draw:style-name="fr1" draw:name="Изображение5" text:anchor-type="char" svg:x="-0.355cm" svg:y="17.859cm" svg:width="17cm" svg:height="9.315cm" draw:z-index="4"><draw:image xlink:href="Pictures/10000001000002D2000001B67A742A64FC787C0D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7:05:24.472000000</meta:creation-date>
    <dc:date>2022-11-23T17:08:55.675000000</dc:date>
    <meta:editing-duration>PT3M31S</meta:editing-duration>
    <meta:editing-cycles>1</meta:editing-cycles>
    <meta:document-statistic meta:table-count="0" meta:image-count="5" meta:object-count="0" meta:page-count="4" meta:paragraph-count="1" meta:word-count="0" meta:character-count="1" meta:non-whitespace-character-count="0"/>
    <meta:generator>LibreOffice/7.4.1.2$Windows_X86_64 LibreOffice_project/3c58a8f3a960df8bc8fd77b461821e42c061c5f0</meta:generator>
  </office:meta>
</office:document-meta>
</file>